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Footer">
      <style:paragraph-properties fo:text-align="end" style:justify-single-word="false"/>
      <style:text-properties fo:color="#808080" fo:font-size="10pt" style:font-size-asian="10pt"/>
    </style:style>
    <style:style style:name="T1" style:family="text">
      <style:text-properties fo:font-weight="bold" style:font-weight-asian="bold" style:font-size-complex="12pt"/>
    </style:style>
    <style:style style:name="T2" style:family="text">
      <style:text-properties style:font-size-complex="12pt"/>
    </style:style>
    <style:style style:name="T3" style:family="text">
      <style:text-properties fo:font-style="italic" style:font-style-asian="italic" style:font-size-complex="12pt"/>
    </style:style>
    <style:style style:name="T4" style:family="text">
      <style:text-properties style:text-position="super 58%" style:font-size-complex="12pt"/>
    </style:style>
    <style:style style:name="T5" style:family="text">
      <style:text-properties style:font-name="Symbol" style:font-name-complex="Symbol" style:font-size-complex="12pt"/>
    </style:style>
    <style:style style:name="T6" style:family="text">
      <style:text-properties style:text-position="sub 58%" fo:font-style="italic" style:font-style-asian="italic" style:font-size-complex="12pt"/>
    </style:style>
    <style:style style:name="T7" style:family="text">
      <style:text-properties style:text-position="sub 58%" style:font-size-complex="12pt"/>
    </style:style>
    <style:style style:name="T8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COMPUTER PROJECT</text:span></text:p>
      <text:p text:style-name="P3"/>
      <text:p text:style-name="P1"><text:span text:style-name="T1">Due March 17, 2011</text:span></text:p>
      <text:p text:style-name="P2"/>
      <text:p text:style-name="P4">In class, we treated area changes, friction, and heat addition separately. <text:s/>However, in an engine component several effects can occur simultaneously. <text:s/>The technique used to analyze this situation is the so-called generalized one-dimensional flow method derived in many gas dynamics texts. <text:s/>It is a differential equation analysis from which influence coefficients are derived. <text:s/>These coefficients relate changes of one variable on another. <text:s/>You were provided with a handout showing a table of the influence coefficients. <text:s/>You will now use that table along with your lecture notes to solve a combined heat addition and friction problem for an aircraft engine combustion chamber.</text:p>
      <text:p text:style-name="P4"/>
      <text:p text:style-name="P5"><text:span text:style-name="T2">Flow with an incoming Mach number of 0.3 and an inlet total pressure of 300 psia enters a combustion chamber 18 in. long with a 5 in. diameter and a friction factor of 0.040. <text:s/>The total temperature increases from 1200°R to 2400°R. <text:s/>What is the total pressure ratio across the burner if the specific heat ratio is 1.30? <text:s/>Also determine the burner ratios for static temperature and pressure, and the exit Mach number. <text:s/>Plot the changes of these ratios and the Mach number as a function of axial position in the chamber (for incoming Mach number of 0.3 only).</text:span></text:p>
      <text:p text:style-name="P4"/>
      <text:p text:style-name="P4">Now investigate the effects of these ratios with different incoming Mach numbers. <text:s/>Vary the Mach number from 0 to 0.4 in increments of 0.05. <text:s/>Plot each variable ratio (total pressure, static pressure, static temperature) and the exit Mach number against the incoming Mach number.</text:p>
      <text:p text:style-name="P4"/>
      <text:p text:style-name="P5"><text:span text:style-name="T2">To solve this problem, you will need to numerically integrate the equations you develop from the table of influence coefficients. <text:s/>This is relatively easy if you replace all the differential terms (</text:span><text:span text:style-name="T3">dM</text:span><text:span text:style-name="T4">2</text:span><text:span text:style-name="T3">, dT, </text:span><text:span text:style-name="T2">etc.) with delta terms (</text:span><text:span text:style-name="T5"></text:span><text:span text:style-name="T3">M</text:span><text:span text:style-name="T4">2</text:span><text:span text:style-name="T3">, </text:span><text:span text:style-name="T5"></text:span><text:span text:style-name="T3">T</text:span><text:span text:style-name="T2">, etc.) where a delta term represents a change in the variable in space. <text:s/>Divide the chamber into 100 increments, and use a backwards difference for each delta term (i.e. </text:span><text:span text:style-name="T5"></text:span><text:span text:style-name="T3">M</text:span><text:span text:style-name="T4">2</text:span><text:span text:style-name="T2"> = </text:span><text:span text:style-name="T3">M</text:span><text:span text:style-name="T4">2</text:span><text:span text:style-name="T6">i</text:span><text:span text:style-name="T2"> – </text:span><text:span text:style-name="T3">M</text:span><text:span text:style-name="T4">2</text:span><text:span text:style-name="T6">i</text:span><text:span text:style-name="T7"> – 1</text:span><text:span text:style-name="T2">). <text:s/>In this fashion, you can numerically integrate your way across the burner.</text:span></text:p>
      <text:p text:style-name="P4"/>
      <text:p text:style-name="P5"><text:span text:style-name="T2">You may choose any computer language you prefer provided you are not using a commercial or other pre-written application to do the work for you (i.e., MATLAB, Mathematica, Excel, and other available software are not acceptable). <text:s/>While working in small groups to set up the problem and determine how to solve it is acceptable, all code must be original work. <text:s/></text:span><text:span text:style-name="T1">Code that is copied or substantially similar to other students’ work will be rejected and no credit for the project received.</text:span></text:p>
      <text:p text:style-name="P4"/>
      <text:p text:style-name="P4">To complete this project, you must turn in the code listing, numerical results from your code (appropriately formatted for readability with no more than 3 decimal places), and your plots (with appropriate titles, axis labels, labeled legends,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Header_20_Char" style:display-name="Header Char" style:family="text">
      <style:text-properties fo:font-size="12pt" style:font-size-asian="12pt"/>
    </style:style>
    <style:style style:name="Footer_20_Char" style:display-name="Footer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fo:font-size="10pt" style:font-size-asian="10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Assigned 2/15/2011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LORIDA INSTITUTE OF TECHNOLOGY</dc:title>
    <meta:initial-creator>marchamb</meta:initial-creator>
    <meta:creation-date>2007-10-02T09:57:00</meta:creation-date>
    <dc:creator>vann </dc:creator>
    <dc:date>2017-02-03T01:19:57.486775822</dc:date>
    <meta:print-date>2007-02-06T08:56:00</meta:print-date>
    <meta:editing-cycles>4</meta:editing-cycles>
    <meta:editing-duration>PT40M</meta:editing-duration>
    <meta:document-statistic meta:table-count="0" meta:image-count="0" meta:object-count="0" meta:page-count="1" meta:paragraph-count="9" meta:word-count="460" meta:character-count="2803" meta:non-whitespace-character-count="2337"/>
    <meta:generator>LibreOffice/4.2.8.2$Linux_X86_64 LibreOffice_project/420m0$Build-2</meta:generator>
  </office:meta>
</office:document-meta>
</file>